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055cm" table:align="left"/>
    </style:style>
    <style:style style:name="Tableau1.A" style:family="table-column">
      <style:table-column-properties style:column-width="1.475cm"/>
    </style:style>
    <style:style style:name="Tableau1.B" style:family="table-column">
      <style:table-column-properties style:column-width="9.232cm"/>
    </style:style>
    <style:style style:name="Tableau1.C" style:family="table-column">
      <style:table-column-properties style:column-width="0.058cm"/>
    </style:style>
    <style:style style:name="Tableau1.D" style:family="table-column">
      <style:table-column-properties style:column-width="9.29cm"/>
    </style:style>
    <style:style style:name="Tableau1.A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7" style:family="table-row">
      <style:table-row-properties style:min-row-height="3.26cm"/>
    </style:style>
    <style:style style:name="Tableau1.B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B8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11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9.038cm" table:align="margins"/>
    </style:style>
    <style:style style:name="Tableau2.A" style:family="table-column">
      <style:table-column-properties style:column-width="4.519cm" style:rel-column-width="32767*"/>
    </style:style>
    <style:style style:name="Tableau2.B" style:family="table-column">
      <style:table-column-properties style:column-width="4.519cm" style:rel-column-width="32768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#dddddd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mic Sans MS" fo:font-size="9pt" style:font-size-asian="9pt" style:font-size-complex="9pt"/>
    </style:style>
    <style:style style:name="P5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000000" style:font-name="Comic Sans MS" fo:font-size="11pt" fo:font-style="italic" fo:font-weight="normal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font-size="11pt" style:font-size-asian="11pt" style:font-size-complex="11pt"/>
    </style:style>
    <style:style style:name="P12" style:family="paragraph" style:parent-style-name="Table_20_Contents"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4" style:family="paragraph" style:parent-style-name="Table_20_Contents"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Table_20_Contents"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19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0" style:family="paragraph" style:parent-style-name="Table_20_Contents">
      <style:paragraph-properties loext:contextual-spacing="false" fo:margin-top="0cm" fo:margin-bottom="0cm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loext:contextual-spacing="false" fo:margin-top="0cm" fo:margin-bottom="0cm" fo:text-align="start" style:justify-single-word="false"/>
      <style:text-properties style:use-window-font-color="true" style:font-name="Comic Sans MS" fo:font-size="11pt" fo:font-weight="bold" fo:background-color="transparent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loext:contextual-spacing="false" fo:margin-top="0cm" fo:margin-bottom="0cm" fo:background-color="#ffff99">
        <style:background-image/>
      </style:paragraph-properties>
      <style:text-properties style:use-window-font-color="true" style:font-name="Comic Sans MS" fo:font-size="11pt" fo:font-weight="normal" fo:background-color="transparent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background-color="#ffff99">
        <style:background-image/>
      </style:paragraph-properties>
      <style:text-properties style:use-window-font-color="true" style:font-name="Comic Sans MS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background-color="#33ff99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table:number-columns-spanned="4" office:value-type="string">
            <text:p text:style-name="P1">Mardi 04 décembre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string">
            <text:p text:style-name="P4">horaires</text:p>
          </table:table-cell>
          <table:table-cell table:style-name="Tableau1.B2" office:value-type="string">
            <text:p text:style-name="P2">CP</text:p>
          </table:table-cell>
          <table:table-cell table:style-name="Tableau1.C2" table:number-columns-spanned="2" office:value-type="string">
            <text:p text:style-name="P2">CE1</text:p>
          </table:table-cell>
          <table:covered-table-cell/>
        </table:table-row>
        <table:table-row>
          <table:table-cell table:style-name="Tableau1.A2" table:number-rows-spanned="3" office:value-type="string">
            <text:p text:style-name="P1">8h30</text:p>
            <text:p text:style-name="P1"/>
            <text:p text:style-name="P1"/>
            <text:p text:style-name="P1">8h35</text:p>
            <text:p text:style-name="P1"/>
            <text:p text:style-name="P1">9h00</text:p>
            <text:p text:style-name="P1"/>
            <text:p text:style-name="P1"/>
          </table:table-cell>
          <table:table-cell table:style-name="Tableau1.B3" table:number-columns-spanned="3" office:value-type="string">
            <text:p text:style-name="P5">Rituel : - le jour d'aujourd'hui : la roue des jours + écriture de la date au tableau (les CE1 dictent le jour en allongeant les sons pour faire travailler la phonologie des CP). PE écrit le jour au fur et à mesure, les CP nomment les lettres </text:p>
          </table:table-cell>
          <table:covered-table-cell/>
          <table:covered-table-cell/>
        </table:table-row>
        <table:table-row>
          <table:covered-table-cell/>
          <table:table-cell table:style-name="Tableau1.A2" office:value-type="string">
            <text:p text:style-name="P5">Lecture du texte TAOKI</text:p>
          </table:table-cell>
          <table:table-cell table:style-name="Tableau1.B3" table:number-columns-spanned="2" office:value-type="string">
            <text:p text:style-name="P17">Lecture explicite : épisode 3 le joueur de flûte de Hamelin</text:p>
          </table:table-cell>
          <table:covered-table-cell/>
        </table:table-row>
        <table:table-row>
          <table:covered-table-cell/>
          <table:table-cell table:style-name="Tableau1.B3" table:number-columns-spanned="3" office:value-type="string">
            <text:p text:style-name="P5">SEMAINE DE LA REPUBLIQUE </text:p>
            <text:p text:style-name="P5">séance 1 : repérer des situations dangereuses (en maternelle)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0h00</text:p>
          </table:table-cell>
          <table:table-cell table:style-name="Tableau1.C2" table:number-columns-spanned="3" office:value-type="string">
            <text:p text:style-name="P3">Récréation</text:p>
          </table:table-cell>
          <table:covered-table-cell/>
          <table:covered-table-cell/>
        </table:table-row>
        <table:table-row table:style-name="Tableau1.7">
          <table:table-cell table:style-name="Tableau1.A2" office:value-type="string">
            <text:p text:style-name="P1">10h15</text:p>
            <text:p text:style-name="P1"/>
            <text:p text:style-name="P1"/>
            <text:p text:style-name="P1"/>
            <text:p text:style-name="P1"/>
            <text:p text:style-name="P1"/>
            <text:p text:style-name="P1">10h30</text:p>
          </table:table-cell>
          <table:table-cell table:style-name="Tableau1.B7" office:value-type="string">
            <text:p text:style-name="P15">Lecture</text:p>
            <text:p text:style-name="P12">→ coller les devoirs</text:p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2">→ s'entrainer dictée de mots-outils et syllabes sur ordinateurs → écrire sur <text:span text:style-name="T1">fiche + autocorrection</text:span></text:p>
                </table:table-cell>
                <table:table-cell table:style-name="Tableau2.B1" office:value-type="string">
                  <text:p text:style-name="P5">→ écriture sur le cahier → critères de réussite à remplir</text:p>
                </table:table-cell>
              </table:table-row>
            </table:table>
            <text:p text:style-name="P5"><text:span text:style-name="T2"/></text:p>
            <text:p text:style-name="P23">→ exercices du fichier</text:p>
          </table:table-cell>
          <table:table-cell table:style-name="Tableau1.C7" table:number-columns-spanned="2" office:value-type="string">
            <text:p text:style-name="P20">EDL</text:p>
            <text:p text:style-name="P17">fiches d'exercices sur le déterminant (projeter pour expliciter les consignes)</text:p>
            <text:p text:style-name="P21">Dictée</text:p>
            <text:p text:style-name="P17">Écoute de la dictée au casque</text:p>
            <text:p text:style-name="P18">Ecrire la dictée sur son cahier</text:p>
            <text:p text:style-name="P18">Autocorrection en vert sur la table de correction (prévoir fiche de correction et stylo vert pour pas de triche possible)</text:p>
          </table:table-cell>
          <table:covered-table-cell/>
        </table:table-row>
        <table:table-row>
          <table:table-cell table:style-name="Tableau1.A2" office:value-type="string">
            <text:p text:style-name="P1">11h30</text:p>
          </table:table-cell>
          <table:table-cell table:style-name="Tableau1.B8" table:number-columns-spanned="3" office:value-type="string">
            <text:p text:style-name="P10">Pause méridienne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00</text:p>
          </table:table-cell>
          <table:table-cell table:style-name="Tableau1.C7" table:number-columns-spanned="3" office:value-type="string">
            <text:p text:style-name="P8"><text:span text:style-name="T3">ANGLAIS</text:span> : Noël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>13h45</text:p>
            <text:p text:style-name="P1"/>
          </table:table-cell>
          <table:table-cell table:style-name="Tableau1.C7" table:number-columns-spanned="3" office:value-type="string">
            <text:p text:style-name="P7">LITTERATURE</text:p>
            <text:p text:style-name="P6">séance 1 : Ami-Ami</text:p>
          </table:table-cell>
          <table:covered-table-cell/>
          <table:covered-table-cell/>
        </table:table-row>
        <table:table-row>
          <table:table-cell table:style-name="Tableau1.A11" office:value-type="string">
            <text:p text:style-name="P1">14h30</text:p>
          </table:table-cell>
          <table:table-cell table:style-name="Tableau1.B8" table:number-columns-spanned="3" office:value-type="string">
            <text:p text:style-name="P9">Récréation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1"/>
          </table:table-cell>
          <table:table-cell table:style-name="Tableau1.B7" table:number-columns-spanned="2" office:value-type="string">
            <text:p text:style-name="P7">Maths</text:p>
            <text:p text:style-name="P7"><text:span text:style-name="T2">Connaitre et utiliser les signes &lt; et &gt; pour comparer les nombres </text:span>: cf séquence Comparer des nombres jusqu'à 10</text:p>
          </table:table-cell>
          <table:covered-table-cell/>
          <table:table-cell table:style-name="Tableau1.C7" office:value-type="string">
            <text:p text:style-name="P7">Maths</text:p>
            <text:p text:style-name="P6">La soustraction posée avec les timbr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64cm" fo:margin-bottom="0.132cm" fo:margin-left="0.464cm" fo:margin-right="0.46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brina Agnellini</meta:initial-creator>
    <meta:creation-date>2018-10-29T15:11:27.54</meta:creation-date>
    <dc:date>2018-12-03T18:51:26.37</dc:date>
    <dc:creator>Sabrina Agnellini</dc:creator>
    <meta:editing-duration>P2DT4H33M11S</meta:editing-duration>
    <meta:editing-cycles>6</meta:editing-cycles>
    <meta:generator>OpenOffice/4.1.5$Win32 OpenOffice.org_project/415m1$Build-9789</meta:generator>
    <meta:document-statistic meta:table-count="2" meta:image-count="0" meta:object-count="0" meta:page-count="1" meta:paragraph-count="40" meta:word-count="211" meta:character-count="1198"/>
  </office:meta>
</office:document-meta>
</file>